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72a" officeooo:paragraph-rsid="0006072a"/>
    </style:style>
    <style:style style:name="P2" style:family="paragraph" style:parent-style-name="Standard">
      <style:text-properties officeooo:rsid="0006072a" officeooo:paragraph-rsid="0007a7fa"/>
    </style:style>
    <style:style style:name="P3" style:family="paragraph" style:parent-style-name="Standard">
      <style:text-properties officeooo:rsid="0007a7fa" officeooo:paragraph-rsid="0007a7fa"/>
    </style:style>
    <style:style style:name="P4" style:family="paragraph" style:parent-style-name="Standard">
      <style:text-properties officeooo:rsid="0009b365" officeooo:paragraph-rsid="0009b365"/>
    </style:style>
    <style:style style:name="P5" style:family="paragraph" style:parent-style-name="Standard">
      <style:text-properties officeooo:rsid="0009b365" officeooo:paragraph-rsid="000cddc6"/>
    </style:style>
    <style:style style:name="P6" style:family="paragraph" style:parent-style-name="Standard">
      <style:text-properties officeooo:rsid="000a8f2b" officeooo:paragraph-rsid="000a8f2b"/>
    </style:style>
    <style:style style:name="P7" style:family="paragraph" style:parent-style-name="Standard">
      <style:text-properties officeooo:rsid="000cddc6" officeooo:paragraph-rsid="000cddc6"/>
    </style:style>
    <style:style style:name="P8" style:family="paragraph" style:parent-style-name="Standard">
      <style:text-properties officeooo:rsid="000cddc6" officeooo:paragraph-rsid="000df541"/>
    </style:style>
    <style:style style:name="T1" style:family="text">
      <style:text-properties officeooo:rsid="0007a7fa"/>
    </style:style>
    <style:style style:name="T2" style:family="text">
      <style:text-properties officeooo:rsid="0007e67a"/>
    </style:style>
    <style:style style:name="T3" style:family="text">
      <style:text-properties officeooo:rsid="000a8f2b"/>
    </style:style>
    <style:style style:name="T4" style:family="text">
      <style:text-properties officeooo:rsid="000cddc6"/>
    </style:style>
    <style:style style:name="T5" style:family="text">
      <style:text-properties officeooo:rsid="000df5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ground</text:p>
      <text:p text:style-name="P1"/>
      <text:p text:style-name="P1">public Background(int value) : Crée un objet de type background. Renvoie une IllegalArgumentException .</text:p>
      <text:p text:style-name="P1"/>
      <text:p text:style-name="P1">Public boolean isWalkable () : retourne vrai si le fond est traversable, sinon renvoie faux.</text:p>
      <text:p text:style-name="P1"/>
      <text:p text:style-name="P2">Public <text:span text:style-name="T1">int getImage</text:span>() : <text:span text:style-name="T1">renvoie l’image qui renvoie la valeur de l’image </text:span></text:p>
      <text:p text:style-name="P2"><text:s/></text:p>
      <text:p text:style-name="P3">Item : abstract</text:p>
      <text:p text:style-name="P3"/>
      <text:p text:style-name="P3">public Item (int HP, int <text:span text:style-name="T2">MP</text:span>, int <text:span text:style-name="T2">ATK</text:span>) : <text:span text:style-name="T2">crée un objet de type Item. Renvoie une erreure si l’une des valeurs est négatives</text:span></text:p>
      <text:p text:style-name="P4"/>
      <text:p text:style-name="P4">public void applyTo(Hero hero) : modifie les caractéristique du personnage à partir des propriétés de l’item,</text:p>
      <text:p text:style-name="P4"/>
      <text:p text:style-name="P6">public abstract int getImageName(): retourne le nom de l’imag</text:p>
      <text:p text:style-name="P4"/>
      <text:p text:style-name="P6">Attack : abstract</text:p>
      <text:p text:style-name="P6"/>
      <text:p text:style-name="P6">public Attack (int castTime, int effectTime ,GameMap map) : crée un objet de type attack. Renvoie une éxception si l’une des valeurs est négative ou map est null .</text:p>
      <text:p text:style-name="P6"/>
      <text:p text:style-name="P6">public void attackCharacter (GameCharacter victim) : attaque un personnage en affectant l’une de ces propriétés. <text:s/></text:p>
      <text:p text:style-name="P4"/>
      <text:p text:style-name="P4">Cell </text:p>
      <text:p text:style-name="P4"/>
      <text:p text:style-name="P4">public Cell(int backgroundValue) : crée un objet de type case. Déclenche une erreur si le backgroundValue n’est pas valid.</text:p>
      <text:p text:style-name="P4"/>
      <text:p text:style-name="P5">public Cell(int backgroundValue,Item item) : crée un objet de type case ayant un fond qui a la valeur backgroundValue et un item .Déclenche une erreur si l’initialisation de background a </text:p>
      <text:p text:style-name="P5">échouée.</text:p>
      <text:p text:style-name="P5"/>
      <text:p text:style-name="P7">public Movable removeMovable() : renvoie le deplacable qui est présent dans la case et vide la case. </text:p>
      <text:p text:style-name="P7"/>
      <text:p text:style-name="P4"><text:span text:style-name="T4">p</text:span>ublic boolean addMovable(Movable movable) : <text:span text:style-name="T3">ajoute un élément déplaçable à la case, renvoie vrai si la case est vide, sinon renvoie faux, en cas de présence d’un item, il sera équipé à l’héro uniquement.</text:span></text:p>
      <text:p text:style-name="P4"/>
      <text:p text:style-name="P6"><text:span text:style-name="T4">p</text:span>ublic <text:span text:style-name="T4">Byte</text:span> etreAttaquer(Attaque attaque) : <text:span text:style-name="T4">qui propage l’attaque à l’ensemble des éléments présents dans la case. Le byte renvoyé dépend des objet qu’il a pu affecter.</text:span></text:p>
      <text:p text:style-name="P6"/>
      <text:p text:style-name="P7">public boolean setItem (Item item) : Renvoie vrai si la case ne contient pas d’item non consommé et place l’item sur la case. Sinon renvoie faux.</text:p>
      <text:p text:style-name="P7"/>
      <text:p text:style-name="P8"><text:span text:style-name="T5">Public int isWalkable() : retourne vrai si la case peut être traversée.</text:span></text:p>
      <text:p text:style-name="P8"><text:soft-page-break/></text:p>
      <text:p text:style-name="P8"><text:span text:style-name="T5">Public int getBackgroundRepresentation() : renvoie la représentation du fond. 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50:05.449155689</meta:creation-date>
    <dc:date>2018-05-17T17:04:25.234991583</dc:date>
    <meta:editing-duration>PT32M3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316" meta:character-count="1969" meta:non-whitespace-character-count="1666"/>
  </office:meta>
</office:document-meta>
</file>